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80c" officeooo:paragraph-rsid="000ce80c"/>
    </style:style>
    <style:style style:name="P2" style:family="paragraph" style:parent-style-name="Standard">
      <style:text-properties fo:font-weight="bold" officeooo:rsid="000ce80c" officeooo:paragraph-rsid="000ce80c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ce80c" officeooo:paragraph-rsid="000ce80c"/>
    </style:style>
    <style:style style:name="P4" style:family="paragraph" style:parent-style-name="Standard">
      <style:text-properties style:text-underline-style="solid" style:text-underline-width="auto" style:text-underline-color="font-color" officeooo:rsid="000ec6be" officeooo:paragraph-rsid="000ec6be"/>
    </style:style>
    <style:style style:name="P5" style:family="paragraph" style:parent-style-name="Standard">
      <style:text-properties style:text-underline-style="none" fo:font-weight="normal" officeooo:rsid="000ec6be" officeooo:paragraph-rsid="000ec6be" style:font-weight-asian="normal" style:font-weight-complex="normal"/>
    </style:style>
    <style:style style:name="P6" style:family="paragraph" style:parent-style-name="Standard">
      <style:text-properties style:font-name="mono" style:text-underline-style="none" fo:font-weight="normal" officeooo:rsid="000ec6be" officeooo:paragraph-rsid="000ec6be" style:font-weight-asian="normal" style:font-weight-complex="normal"/>
    </style:style>
    <style:style style:name="P7" style:family="paragraph" style:parent-style-name="Standard">
      <style:text-properties style:font-name="mono" style:text-underline-style="none" fo:font-weight="normal" officeooo:rsid="000ec6be" officeooo:paragraph-rsid="000ce80c" style:font-weight-asian="normal" style:font-weight-complex="normal"/>
    </style:style>
    <style:style style:name="P8" style:family="paragraph" style:parent-style-name="Preformatted_20_Text">
      <style:text-properties fo:font-size="12pt" style:text-underline-style="none" fo:font-weight="normal" officeooo:rsid="000ec6be" officeooo:paragraph-rsid="000ec6be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mono" style:text-underline-style="none" fo:font-weight="normal" officeooo:rsid="000ec6be" officeooo:paragraph-rsid="000ce80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2: Loops!</text:p>
      <text:p text:style-name="P1"/>
      <text:p text:style-name="P3">Challenge 1:</text:p>
      <text:p text:style-name="P1"/>
      <text:p text:style-name="P1">Write a program that counts to 100 skipping all odd numbers, printing each value one after another (use the end= attribute for calls to print())</text:p>
      <text:p text:style-name="P1"/>
      <text:p text:style-name="P1"/>
      <text:p text:style-name="P3">Challenge 2:</text:p>
      <text:p text:style-name="P1"/>
      <text:p text:style-name="P1">Given the following string</text:p>
      <text:p text:style-name="P1"/>
      <text:p text:style-name="P7">KABOOM</text:p>
      <text:p text:style-name="P1"/>
      <text:p text:style-name="P1">Create a looping mechanism to display</text:p>
      <text:p text:style-name="P1"/>
      <text:p text:style-name="P9">K K K A A A B B B O O O O O O M M M </text:p>
      <text:p text:style-name="P1"/>
      <text:p text:style-name="P1"/>
      <text:p text:style-name="P4">Challenge 3:</text:p>
      <text:p text:style-name="P4"/>
      <text:p text:style-name="P5">Given the following string</text:p>
      <text:p text:style-name="P5"/>
      <text:p text:style-name="P6">askaliceithinkshe'llknow</text:p>
      <text:p text:style-name="P5"/>
      <text:p text:style-name="P5">Create a looping mechanism to display (welcome slices and ranges!)</text:p>
      <text:p text:style-name="P5"/>
      <text:p text:style-name="P8">a k l c i h n s e l k o 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7:43:05.129697896</meta:creation-date>
    <dc:date>2018-02-20T17:57:29.787561021</dc:date>
    <meta:editing-duration>PT4M14S</meta:editing-duration>
    <meta:editing-cycles>1</meta:editing-cycles>
    <meta:document-statistic meta:table-count="0" meta:image-count="0" meta:object-count="0" meta:page-count="1" meta:paragraph-count="13" meta:word-count="90" meta:character-count="441" meta:non-whitespace-character-count="362"/>
    <meta:generator>LibreOffice/5.1.6.2$Linux_X86_64 LibreOffice_project/10m0$Build-2</meta:generator>
  </office:meta>
</office:document-meta>
</file>